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6188" officeooo:paragraph-rsid="000fea47"/>
    </style:style>
    <style:style style:name="P2" style:family="paragraph" style:parent-style-name="Standard">
      <style:text-properties officeooo:rsid="00122ca1" officeooo:paragraph-rsid="00122ca1"/>
    </style:style>
    <style:style style:name="T1" style:family="text">
      <style:text-properties officeooo:rsid="000f3d4c"/>
    </style:style>
    <style:style style:name="T2" style:family="text">
      <style:text-properties officeooo:rsid="000fea47"/>
    </style:style>
    <style:style style:name="T3" style:family="text">
      <style:text-properties officeooo:rsid="0010b8b8"/>
    </style:style>
    <style:style style:name="T4" style:family="text">
      <style:text-properties officeooo:rsid="0011b2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According to the NASA, sea surface temperature (SST) is the single most important indicator of climate change. Satellite-borne sensors provide global and repeated SST coverage but errors introduced by the intervening atmosphere are difficult to characterize. Unfortunately, using an SST retrieval (satellite SST measurement) without knowledge of its error can lead to significant uncertainty in climate and weather predictions. Using MODIS and buoy SST matchups, I address this fundamental problem by building machine learning models (recursive and conditional trees, random forests) to predict the residual (satellite SST minus buoy SST) with 81.9% accuracy into eventually three groups: &lt; -0.4 C, -0.4 C ≤ residual ≤ 0.4 C, and &gt; 0.4 C. Previous methods did not numerically characterize the SST residual but rather only qualitatively estimated retrieval uncertainty based on geophysical conditions or alternatively clustered retrievals based on the terms used to estimate SST which then resulted in too many clusters to understand the geophysical conditions that influenced residual magnitude. My method not only estimates a numerical magnitude for the SST residual, which is necessary to determining a retrieval's applicability, but also provides geophysical insight into the conditions that impact residual magnitude. Decision trees and forests rate the importance of variables used to characterize residual magnitude. We consistently see indicators of cloud contamination rated very highly suggesting that partial cloud contamination may still be a leading cause of negative residuals. Accurate numerical characterization of the SST residual allows for better climate analysis, a necessity as climate change begins impacting more peo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6T12:59:03.677486147</meta:creation-date>
    <dc:date>2017-08-07T09:56:03.460692586</dc:date>
    <meta:editing-duration>PT13H17M12S</meta:editing-duration>
    <meta:editing-cycles>1</meta:editing-cycles>
    <meta:document-statistic meta:table-count="0" meta:image-count="0" meta:object-count="0" meta:page-count="1" meta:paragraph-count="1" meta:word-count="250" meta:character-count="1743" meta:non-whitespace-character-count="1493"/>
    <meta:generator>LibreOffice/5.1.6.2$Linux_X86_64 LibreOffice_project/10m0$Build-2</meta:generator>
  </office:meta>
</office:document-meta>
</file>